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style:font-name-complex="Arial"/>
    </style:style>
    <style:style style:name="P19" style:parent-style-name="Normální" style:family="paragraph">
      <style:text-properties style:font-name-complex="Arial"/>
    </style:style>
    <style:style style:name="P20" style:parent-style-name="Normální" style:family="paragraph">
      <style:paragraph-properties fo:text-align="justify"/>
      <style:text-properties style:font-name-complex="Arial" style:font-size-complex="11.5pt"/>
    </style:style>
    <style:style style:name="P21" style:parent-style-name="Normální" style:family="paragraph">
      <style:paragraph-properties fo:text-align="justify"/>
      <style:text-properties style:font-name-complex="Arial" style:font-size-complex="11.5pt"/>
    </style:style>
    <style:style style:name="P22" style:parent-style-name="Normální" style:family="paragraph">
      <style:text-properties style:font-name-complex="Arial" style:font-size-complex="11.5pt"/>
    </style:style>
    <style:style style:name="P23" style:parent-style-name="Normální" style:family="paragraph">
      <style:text-properties style:font-name-complex="Arial" style:font-size-complex="11.5pt"/>
    </style:style>
    <style:style style:name="P24" style:parent-style-name="Normální" style:family="paragraph">
      <style:paragraph-properties>
        <style:tab-stops>
          <style:tab-stop style:type="left" style:position="2.6583in"/>
        </style:tab-stops>
      </style:paragraph-properties>
    </style:style>
    <style:style style:name="T25" style:parent-style-name="Standardnípísmoodstavce" style:family="text">
      <style:text-properties style:font-name-complex="Arial" fo:font-weight="bold" style:font-weight-asian="bold" style:font-size-complex="11.5pt"/>
    </style:style>
    <style:style style:name="T26" style:parent-style-name="Standardnípísmoodstavce" style:family="text">
      <style:text-properties style:font-name-complex="Arial" fo:font-weight="bold" style:font-weight-asian="bold" style:font-size-complex="11.5pt"/>
    </style:style>
    <style:style style:name="T27" style:parent-style-name="Standardnípísmoodstavce" style:family="text">
      <style:text-properties style:font-name-complex="Arial" style:font-size-complex="11.5pt"/>
    </style:style>
    <style:style style:name="T28" style:parent-style-name="Standardnípísmoodstavce" style:family="text">
      <style:text-properties style:font-name-complex="Arial" style:font-size-complex="11.5pt"/>
    </style:style>
    <style:style style:name="P29" style:parent-style-name="Normální" style:family="paragraph">
      <style:text-properties style:font-name-complex="Arial" style:font-size-complex="11.5pt"/>
    </style:style>
    <style:style style:name="P30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31" style:parent-style-name="Normální" style:family="paragraph">
      <style:paragraph-properties>
        <style:tab-stops>
          <style:tab-stop style:type="left" style:position="2.4611in"/>
        </style:tab-stops>
      </style:paragraph-properties>
      <style:text-properties style:font-name-complex="Arial" style:font-size-complex="11.5pt"/>
    </style:style>
    <style:style style:name="P32" style:parent-style-name="Normální" style:family="paragraph">
      <style:text-properties style:font-name-complex="Arial" style:font-size-complex="11.5pt"/>
    </style:style>
    <style:style style:name="P33" style:parent-style-name="Normální" style:family="paragraph">
      <style:paragraph-properties>
        <style:tab-stops>
          <style:tab-stop style:type="left" style:position="2.6583in"/>
        </style:tab-stops>
      </style:paragraph-properties>
    </style:style>
    <style:style style:name="T34" style:parent-style-name="Standardnípísmoodstavce" style:family="text">
      <style:text-properties style:font-name-complex="Arial" fo:font-weight="bold" style:font-weight-asian="bold" style:font-size-complex="11.5pt"/>
    </style:style>
    <style:style style:name="T35" style:parent-style-name="Standardnípísmoodstavce" style:family="text">
      <style:text-properties style:font-name-complex="Arial" fo:font-weight="bold" style:font-weight-asian="bold" style:font-size-complex="11.5pt"/>
    </style:style>
    <style:style style:name="T36" style:parent-style-name="Standardnípísmoodstavce" style:family="text">
      <style:text-properties style:font-name-complex="Arial" fo:font-weight="bold" style:font-weight-asian="bold" style:font-size-complex="11.5pt"/>
    </style:style>
    <style:style style:name="T37" style:parent-style-name="Standardnípísmoodstavce" style:family="text">
      <style:text-properties style:font-name-complex="Arial" style:font-size-complex="11.5pt"/>
    </style:style>
    <style:style style:name="P38" style:parent-style-name="Normální" style:family="paragraph">
      <style:text-properties style:font-name-complex="Arial" style:font-size-complex="11.5pt"/>
    </style:style>
    <style:style style:name="P39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40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41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42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43" style:parent-style-name="Normální" style:family="paragraph">
      <style:paragraph-properties>
        <style:tab-stops>
          <style:tab-stop style:type="left" style:position="2.7562in"/>
        </style:tab-stops>
      </style:paragraph-properties>
      <style:text-properties style:font-name-complex="Arial" style:font-size-complex="11.5pt"/>
    </style:style>
    <style:style style:name="P44" style:parent-style-name="Normální" style:family="paragraph">
      <style:text-properties style:font-name-complex="Arial" style:font-size-complex="11.5pt"/>
    </style:style>
    <style:style style:name="P45" style:parent-style-name="Normální" style:family="paragraph">
      <style:paragraph-properties>
        <style:tab-stops>
          <style:tab-stop style:type="left" style:position="2.6583in"/>
        </style:tab-stops>
      </style:paragraph-properties>
    </style:style>
    <style:style style:name="T46" style:parent-style-name="Standardnípísmoodstavce" style:family="text">
      <style:text-properties fo:color="#000000" style:font-size-complex="11.5pt"/>
    </style:style>
    <style:style style:name="T47" style:parent-style-name="Standardnípísmoodstavce" style:family="text">
      <style:text-properties fo:color="#000000" style:font-size-complex="11.5pt"/>
    </style:style>
    <style:style style:name="T48" style:parent-style-name="Standardnípísmoodstavce" style:family="text">
      <style:text-properties fo:color="#000000" style:font-size-complex="11.5pt"/>
    </style:style>
    <style:style style:name="T49" style:parent-style-name="Standardnípísmoodstavce" style:family="text">
      <style:text-properties style:font-size-complex="11.5pt"/>
    </style:style>
    <style:style style:name="P50" style:parent-style-name="Normální" style:family="paragraph">
      <style:paragraph-properties>
        <style:tab-stops>
          <style:tab-stop style:type="left" style:position="2.7562in"/>
        </style:tab-stops>
      </style:paragraph-properties>
    </style:style>
    <style:style style:name="T51" style:parent-style-name="Standardnípísmoodstavce" style:family="text">
      <style:text-properties fo:color="#000000" style:font-size-complex="11.5pt"/>
    </style:style>
    <style:style style:name="T52" style:parent-style-name="Standardnípísmoodstavce" style:family="text">
      <style:text-properties fo:color="#000000" style:font-size-complex="11.5pt"/>
    </style:style>
    <style:style style:name="T53" style:parent-style-name="Standardnípísmoodstavce" style:family="text">
      <style:text-properties fo:color="#000000" style:font-size-complex="11.5pt"/>
    </style:style>
    <style:style style:name="T54" style:parent-style-name="Standardnípísmoodstavce" style:family="text">
      <style:text-properties style:font-size-complex="11.5pt"/>
    </style:style>
    <style:style style:name="T55" style:parent-style-name="Standardnípísmoodstavce" style:family="text">
      <style:text-properties fo:color="#000000" style:font-size-complex="11.5pt"/>
    </style:style>
    <style:style style:name="P56" style:parent-style-name="Normální" style:family="paragraph">
      <style:paragraph-properties>
        <style:tab-stops>
          <style:tab-stop style:type="left" style:position="2.7562in"/>
        </style:tab-stops>
      </style:paragraph-properties>
    </style:style>
    <style:style style:name="T57" style:parent-style-name="Standardnípísmoodstavce" style:family="text">
      <style:text-properties fo:color="#000000" style:font-size-complex="11.5pt"/>
    </style:style>
    <style:style style:name="T58" style:parent-style-name="Standardnípísmoodstavce" style:family="text">
      <style:text-properties fo:color="#000000" style:font-size-complex="11.5pt"/>
    </style:style>
    <style:style style:name="T59" style:parent-style-name="Standardnípísmoodstavce" style:family="text">
      <style:text-properties style:font-size-complex="11.5pt"/>
    </style:style>
    <style:style style:name="P60" style:parent-style-name="Normální" style:family="paragraph">
      <style:paragraph-properties>
        <style:tab-stops>
          <style:tab-stop style:type="left" style:position="2.7562in"/>
        </style:tab-stops>
      </style:paragraph-properties>
    </style:style>
    <style:style style:name="T61" style:parent-style-name="Standardnípísmoodstavce" style:family="text">
      <style:text-properties fo:color="#000000" style:font-size-complex="11.5pt"/>
    </style:style>
    <style:style style:name="T62" style:parent-style-name="Standardnípísmoodstavce" style:family="text">
      <style:text-properties style:font-size-complex="11.5pt"/>
    </style:style>
    <style:style style:name="T63" style:parent-style-name="Standardnípísmoodstavce" style:family="text">
      <style:text-properties style:font-size-complex="11.5pt"/>
    </style:style>
    <style:style style:name="P64" style:parent-style-name="Normální" style:family="paragraph">
      <style:paragraph-properties>
        <style:tab-stops>
          <style:tab-stop style:type="left" style:position="2.7562in"/>
        </style:tab-stops>
      </style:paragraph-properties>
    </style:style>
    <style:style style:name="T65" style:parent-style-name="Standardnípísmoodstavce" style:family="text">
      <style:text-properties fo:color="#000000" style:font-size-complex="11.5pt"/>
    </style:style>
    <style:style style:name="T66" style:parent-style-name="Standardnípísmoodstavce" style:family="text">
      <style:text-properties fo:color="#000000" style:font-size-complex="11.5pt"/>
    </style:style>
    <style:style style:name="T67" style:parent-style-name="Standardnípísmoodstavce" style:family="text">
      <style:text-properties fo:color="#000000" style:font-size-complex="11.5pt"/>
    </style:style>
    <style:style style:name="T68" style:parent-style-name="Standardnípísmoodstavce" style:family="text">
      <style:text-properties style:font-size-complex="11.5pt"/>
    </style:style>
    <style:style style:name="T69" style:parent-style-name="Standardnípísmoodstavce" style:family="text">
      <style:text-properties fo:color="#FF0000" style:font-size-complex="11.5pt"/>
    </style:style>
    <style:style style:name="T70" style:parent-style-name="Standardnípísmoodstavce" style:family="text">
      <style:text-properties style:font-size-complex="11.5pt"/>
    </style:style>
    <style:style style:name="P71" style:parent-style-name="Normální" style:family="paragraph">
      <style:text-properties style:font-size-complex="11.5pt"/>
    </style:style>
    <style:style style:name="P72" style:parent-style-name="Normální" style:family="paragraph">
      <style:text-properties style:font-size-complex="11.5pt"/>
    </style:style>
    <style:style style:name="P73" style:parent-style-name="Normální" style:family="paragraph">
      <style:text-properties fo:color="#FF0000" style:font-size-complex="11.5pt"/>
    </style:style>
    <style:style style:name="P74" style:parent-style-name="Normální" style:family="paragraph">
      <style:text-properties fo:color="#FF0000" style:font-size-complex="11.5pt"/>
    </style:style>
    <style:style style:name="P75" style:parent-style-name="Normální" style:family="paragraph">
      <style:paragraph-properties fo:text-align="center" fo:margin-left="2.1659in">
        <style:tab-stops/>
      </style:paragraph-properties>
      <style:text-properties style:font-name-complex="Arial" style:font-size-complex="11.5pt"/>
    </style:style>
    <style:style style:name="P76" style:parent-style-name="Normální" style:family="paragraph">
      <style:paragraph-properties fo:text-align="center" fo:margin-left="2.1659in">
        <style:tab-stops/>
      </style:paragraph-properties>
      <style:text-properties style:font-name-complex="Arial" style:font-size-complex="11.5pt"/>
    </style:style>
    <style:style style:name="P77" style:parent-style-name="Normální" style:family="paragraph">
      <style:paragraph-properties fo:text-align="center" fo:margin-left="2.1659in">
        <style:tab-stops/>
      </style:paragraph-properties>
    </style:style>
    <style:style style:name="T78" style:parent-style-name="Standardnípísmoodstavce" style:family="text">
      <style:text-properties style:font-name-complex="Arial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2"/>K106 14/2019</text:p>
            <text:p text:style-name="Normální">KVOP-7464/2019<text:bookmark-end text:name="Text2"/></text:p>
            <text:p text:style-name="Normální"><text:bookmark-start text:name="Text6"/>14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P.</text:p>
            <text:p text:style-name="Normální"/>
            <text:p text:style-name="P17">e-mail:<text:s/>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á paní P.,</text:p>
      <text:p text:style-name="P19"/>
      <text:p text:style-name="P20">dne 7. 2. 2019 byla do Kanceláře veřejného ochránce práv doručena Vaše žádost podle zákona č. 106/1999 Sb., o svobodném přístupu k informacím, ve znění pozdějších předpisů, kterou<text:s/>žádáte pro svoji diplomovou práci statistické údaje za rok 2018 ve Vámi požadovaném členění.</text:p>
      <text:p text:style-name="P21"/>
      <text:p text:style-name="P22">K výše uvedenému Vám sděluji následující<text:s/>údaje</text:p>
      <text:p text:style-name="P23"/>
      <text:p text:style-name="P24"><text:span text:style-name="T25">P</text:span><text:span text:style-name="T26">očet podnětů celkem za rok 2018</text:span><text:span text:style-name="T27"><text:tab/></text:span><text:span text:style-name="T28"><text:tab/>8 152</text:span></text:p>
      <text:p text:style-name="P29">z toho:<text:s/></text:p>
      <text:p text:style-name="P30">- v působnosti<text:tab/><text:tab/>5 644 podnětů</text:p>
      <text:p text:style-name="P31">- v nepůsobnosti<text:tab/><text:tab/><text:tab/>2 508 podnětů</text:p>
      <text:p text:style-name="P32"/>
      <text:p text:style-name="P33"><text:span text:style-name="T34">V</text:span><text:span text:style-name="T35">yřízeno</text:span><text:span text:style-name="T36"><text:tab/></text:span><text:span text:style-name="T37"><text:tab/>8 115 podnětů</text:span></text:p>
      <text:p text:style-name="P38">z toho:<text:s/></text:p>
      <text:p text:style-name="P39">- odloženo<text:tab/><text:tab/>543 podnětů</text:p>
      <text:p text:style-name="P40">- objasněno, jiná pomoc<text:tab/><text:tab/>6 801 podnětů</text:p>
      <text:p text:style-name="P41">- zjištěno pochybení úřadu<text:tab/>505 podnětů</text:p>
      <text:p text:style-name="P42">- nezjištěno pochybení úřadu<text:tab/>145 podnětů</text:p>
      <text:p text:style-name="P43"/>
      <text:p text:style-name="P44">diskriminace:</text:p>
      <text:p text:style-name="P45"><text:span text:style-name="T46">- přímá diskriminace</text:span><text:span text:style-name="T47"><text:tab/><text:s/></text:span><text:span text:style-name="T48"><text:tab/></text:span><text:span text:style-name="T49">16 podnětů<text:s/></text:span></text:p>
      <text:p text:style-name="P50"><text:span text:style-name="T51">- nepřímá diskriminace</text:span><text:span text:style-name="T52"><text:tab/></text:span><text:span text:style-name="T53"><text:tab/>9<text:s/></text:span><text:span text:style-name="T54">podnětů</text:span><text:span text:style-name="T55"><text:tab/></text:span></text:p>
      <text:p text:style-name="P56"><text:span text:style-name="T57">- obtěžování/pokyn/navádění <text:s text:c="5"/></text:span><text:span text:style-name="T58"><text:tab/></text:span><text:span text:style-name="T59">5 podnětů</text:span></text:p>
      <text:p text:style-name="P60"><text:span text:style-name="T61">- diskriminaci se nepodařilo<text:s/></text:span><text:span text:style-name="T62">prokázat <text:s text:c="2"/></text:span><text:span text:style-name="T63"><text:tab/>59 podnětů</text:span></text:p>
      <text:p text:style-name="P64"><text:span text:style-name="T65">- diskriminace nezjištěna<text:s/></text:span><text:span text:style-name="T66"><text:tab/></text:span><text:span text:style-name="T67"><text:tab/></text:span><text:span text:style-name="T68">303</text:span><text:span text:style-name="T69"><text:s/></text:span><text:span text:style-name="T70">podnětů</text:span></text:p>
      <text:p text:style-name="P71"/>
      <text:p text:style-name="P72">S pozdravem</text:p>
      <text:p text:style-name="P73"/>
      <text:p text:style-name="P74"/>
      <text:p text:style-name="P75">Mgr. Bc. Libuše Kuncová v. r.</text:p>
      <text:p text:style-name="P76">vedoucí odboru administrativních a spisových služeb</text:p>
      <text:p text:style-name="P77"><text:span text:style-name="T78">(dopis je opatřen elektronickým podpisem)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84MG*</text:span>*KVOPX00984MG*</text:p>
        <text:p text:style-name="P12"><text:span text:style-name="T13">KVOPX00984MG</text:span>KVOPX00984M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8T12:40:00Z</meta:creation-date>
    <dc:date>2019-03-18T12:40:00Z</dc:date>
    <meta:print-date>2016-06-27T08:08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1" meta:character-count="1247" meta:row-count="8" meta:non-whitespace-character-count="1068"/>
  </office:meta>
</office:document-meta>
</file>